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2a643e" officeooo:paragraph-rsid="002a643e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2a643e" officeooo:paragraph-rsid="0030062e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2a6e79" officeooo:paragraph-rsid="002a93f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2a93f3" officeooo:paragraph-rsid="002a93f3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b2dd5" officeooo:paragraph-rsid="002b2dd5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be38f" officeooo:paragraph-rsid="002be38f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c8f8d" officeooo:paragraph-rsid="002c8f8d" style:font-weight-asian="normal" style:font-weight-complex="normal"/>
    </style:style>
    <style:style style:name="P8" style:family="paragraph" style:parent-style-name="Standard">
      <style:text-properties style:text-underline-style="none" fo:font-weight="bold" officeooo:rsid="002a643e" officeooo:paragraph-rsid="002a6e79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a643e" officeooo:paragraph-rsid="002a93f3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a643e" officeooo:paragraph-rsid="002b2dd5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a643e" officeooo:paragraph-rsid="002c8f8d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a643e" officeooo:paragraph-rsid="0030062e" style:font-weight-asian="bold" style:font-weight-complex="bold"/>
    </style:style>
    <style:style style:name="P13" style:family="paragraph" style:parent-style-name="Standard">
      <style:text-properties officeooo:paragraph-rsid="002a643e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a643e" officeooo:paragraph-rsid="002a643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2a643e" officeooo:paragraph-rsid="002c8f8d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2a643e" officeooo:paragraph-rsid="0030062e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2c8f8d" officeooo:paragraph-rsid="002c8f8d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officeooo:paragraph-rsid="0030062e"/>
    </style:style>
    <style:style style:name="P19" style:family="paragraph" style:parent-style-name="Standard">
      <style:text-properties officeooo:paragraph-rsid="002e0ca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normal" officeooo:rsid="002e0cae" style:font-weight-asian="normal" style:font-weight-complex="normal"/>
    </style:style>
    <style:style style:name="T3" style:family="text">
      <style:text-properties style:text-underline-style="none" officeooo:rsid="002e0cae"/>
    </style:style>
    <style:style style:name="T4" style:family="text">
      <style:text-properties officeooo:rsid="002a6e79"/>
    </style:style>
    <style:style style:name="T5" style:family="text">
      <style:text-properties officeooo:rsid="002a93f3"/>
    </style:style>
    <style:style style:name="T6" style:family="text">
      <style:text-properties officeooo:rsid="002be38f"/>
    </style:style>
    <style:style style:name="T7" style:family="text">
      <style:text-properties officeooo:rsid="002e0cae"/>
    </style:style>
    <style:style style:name="T8" style:family="text">
      <style:text-properties officeooo:rsid="003006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Índice de contenido</text:p>
      <text:p text:style-name="P14"/>
      <text:p text:style-name="P1">Introducción................................................................................................................................3</text:p>
      <text:p text:style-name="P1">Objetivo General.........................................................................................................................3</text:p>
      <text:p text:style-name="P1">Estudio de Viabilidad..................................................................................................................3</text:p>
      <text:p text:style-name="P1">Análisis del Proyecto..................................................................................................................4</text:p>
      <text:p text:style-name="P1">Desarrollo...................................................................................................................................5</text:p>
      <text:p text:style-name="P1"><text:tab/>Instalación de servidor web Apache + Mysql.................................................................5</text:p>
      <text:p text:style-name="P1"><text:tab/>Lector PHP.......................................................................................................................7</text:p>
      <text:p text:style-name="P1"><text:tab/>Escaner de <text:span text:style-name="T8">ficheros...............</text:span>...........................................................................................7</text:p>
      <text:p text:style-name="P1"><text:tab/>Gestión de Dominios y Clientes......................................................................................8</text:p>
      <text:p text:style-name="P1"><text:tab/>Implementación de net2ftp..............................................................................................8</text:p>
      <text:p text:style-name="P1"><text:tab/>Seguridad y encriptación...............................................................................................10</text:p>
      <text:p text:style-name="P13"><text:tab/>Incidencias.....................................................................................................................18</text:p>
      <text:p text:style-name="P1"><text:tab/>Funciones.......................................................................................................................19</text:p>
      <text:p text:style-name="P1">Implantación..............................................................................................................................20</text:p>
      <text:p text:style-name="P1"><text:tab/><text:span text:style-name="T4">Uso de script en servidor remoto.......................</text:span>............................................................2<text:span text:style-name="T4">1</text:span></text:p>
      <text:p text:style-name="P1"><text:tab/>Implantación y Pruebas del proyecto.............................................................................<text:span text:style-name="T4">21</text:span></text:p>
      <text:p text:style-name="P1">Formación..................................................................................................................................22</text:p>
      <text:p text:style-name="P1">Resumen.....................................................................................................................................22</text:p>
      <text:p text:style-name="P1">Bibliografía................................................................................................................................2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Introducción</text:p>
      <text:p text:style-name="P3">Este proyecto, busca <text:span text:style-name="T5">dar facilidad a las empresas de hosting, para combatir los ataques de hacker en sus dominios web dando una serie de herramientas como: Un lector de php, un escaner de malware, y un sencillo panel de gestión.</text:span></text:p>
      <text:p text:style-name="P3"/>
      <text:p text:style-name="P9">Objetivo General</text:p>
      <text:p text:style-name="P4">Creación de una plataforma web capaz de interactuar con otros servidores e implementar el escaneo y eliminación de malware.</text:p>
      <text:p text:style-name="P4"/>
      <text:p text:style-name="P9">Estudio de Viabilidad</text:p>
      <text:p text:style-name="P5">Los ataques a servidores web es una actividad que no para ni un minuto, a cada momento se encuentra un nuevo agujero de seguridad que es explotado por los hacker para infectar las webs.</text:p>
      <text:p text:style-name="P5">Asi que la creación de una plataforma con la que poder mantener limpios de malware a un gran numero de dominios es una herramienta indispensable para cualquier empresa de hosting. Y aun mejor si puede ser una plataforma web que nos permita acceder desde cualquier sitio con facilidad.</text:p>
      <text:p text:style-name="P5">Y el requisito para su implementacion es minimo, solo necesitamos un <text:span text:style-name="T6">servidor</text:span> web con PHP.</text:p>
      <text:p text:style-name="P9"/>
      <text:p text:style-name="P10">Análisis del Proyecto</text:p>
      <text:p text:style-name="P6">Como se ha comentado en el apartado anterior la implementación de este proyecto no requiere de gran cosa, es suficiente con:</text:p>
      <text:p text:style-name="P6"><text:tab/>1. Un servidor Web</text:p>
      <text:p text:style-name="P6"><text:tab/>2. PHP 5</text:p>
      <text:p text:style-name="P6"><text:tab/>3. Apache2</text:p>
      <text:p text:style-name="P6"><text:tab/>4. Mysql</text:p>
      <text:p text:style-name="P7">Y mas adelate en el proyecto utilizaremos un modulo gratuito llamado Net2FTP.</text:p>
      <text:p text:style-name="P7"/>
      <text:p text:style-name="P11">Desarrollo</text:p>
      <text:p text:style-name="P15">Instalación de servidor web Apache + Mysql</text:p>
      <text:p text:style-name="P7">Para dar comienzo a nuestro proyecto vamos a empezar haciendo una instalación de apache2 y mysql en un servidor Linux.</text:p>
      <text:p text:style-name="P7"/>
      <text:p text:style-name="P17">Lector PHP</text:p>
      <text:p text:style-name="P19"><text:span text:style-name="T2">El codigo ofucado es un gran contratiempo a la hora de decidir si un fichero esta infectado o no, asi que un lector es la primera herramienta que se creo, este lector es capaz de traducir el codigo php cifrado con gzinflate, </text:span>gzuncompress <text:span text:style-name="T7">y </text:span><text:span text:style-name="T2">base64.</text:span></text:p>
      <text:p text:style-name="P19"/>
      <text:p text:style-name="P16">Escaner de <text:span text:style-name="T8">ficheros</text:span></text:p>
      <text:p text:style-name="P16"/>
      <text:p text:style-name="P16">Gestión de Dominios y Clientes</text:p>
      <text:p text:style-name="P16"/>
      <text:p text:style-name="P2"><text:span text:style-name="T1">Implementación de net2ftp</text:span></text:p>
      <text:p text:style-name="P2"><text:span text:style-name="T1"/></text:p>
      <text:p text:style-name="P2"><text:span text:style-name="T1">Seguridad y encriptación</text:span></text:p>
      <text:p text:style-name="P2"><text:span text:style-name="T1"/></text:p>
      <text:p text:style-name="P18">Incidencias</text:p>
      <text:p text:style-name="P18"/>
      <text:p text:style-name="P2"><text:span text:style-name="T1">Funciones</text:span></text:p>
      <text:p text:style-name="P2"><text:span text:style-name="T1"/></text:p>
      <text:p text:style-name="P12">Implantación</text:p>
      <text:p text:style-name="P16"><text:span text:style-name="T4">Uso de script en servidor remoto</text:span></text:p>
      <text:p text:style-name="P16"/>
      <text:p text:style-name="P2"><text:span text:style-name="T1">Implantación y Pruebas del proyecto</text:span></text:p>
      <text:p text:style-name="P12"><text:soft-page-break/>Formación</text:p>
      <text:p text:style-name="P12"/>
      <text:p text:style-name="P12">Resumen</text:p>
      <text:p text:style-name="P12"/>
      <text:p text:style-name="P12"><text:span text:style-name="T3">Bibliografí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0:44:57.323738607</meta:creation-date>
    <dc:date>2015-04-16T10:44:29.408716651</dc:date>
    <meta:editing-duration>PT4H53M1S</meta:editing-duration>
    <meta:editing-cycles>29</meta:editing-cycles>
    <meta:generator>LibreOffice/4.2.7.2$Linux_X86_64 LibreOffice_project/420m0$Build-2</meta:generator>
    <meta:document-statistic meta:table-count="0" meta:image-count="0" meta:object-count="0" meta:page-count="3" meta:paragraph-count="52" meta:word-count="368" meta:character-count="4381" meta:non-whitespace-character-count="4051"/>
  </office:meta>
</office:document-meta>
</file>